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Specific Activities...">
        <table:table-row>
          <table:table-cell office:value-type="string">
            <text:p>Local</text:p>
          </table:table-cell>
          <table:table-cell office:value-type="string">
            <text:p>Time</text:p>
          </table:table-cell>
          <table:table-cell office:value-type="string">
            <text:p>K-40 value</text:p>
          </table:table-cell>
          <table:table-cell office:value-type="string">
            <text:p>K-40 error</text:p>
          </table:table-cell>
          <table:table-cell office:value-type="string">
            <text:p>Th-232 value</text:p>
          </table:table-cell>
          <table:table-cell office:value-type="string">
            <text:p>Th-232 error</text:p>
          </table:table-cell>
          <table:table-cell office:value-type="string">
            <text:p>U-238 value</text:p>
          </table:table-cell>
          <table:table-cell office:value-type="string">
            <text:p>U-238 error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l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  <table:table table:name="Radium equivalent activities...">
        <table:table-row>
          <table:table-cell office:value-type="string">
            <text:p>Local</text:p>
          </table:table-cell>
          <table:table-cell office:value-type="string">
            <text:p>Time</text:p>
          </table:table-cell>
          <table:table-cell office:value-type="string">
            <text:p>Ra-Eq value</text:p>
          </table:table-cell>
          <table:table-cell office:value-type="string">
            <text:p>Ra-Eq error</text:p>
          </table:table-cell>
          <table:table-cell office:value-type="string">
            <text:p>AD value</text:p>
          </table:table-cell>
          <table:table-cell office:value-type="string">
            <text:p>AD error</text:p>
          </table:table-cell>
          <table:table-cell office:value-type="string">
            <text:p>Heff-Out value</text:p>
          </table:table-cell>
          <table:table-cell office:value-type="string">
            <text:p>Heff-Out error</text:p>
          </table:table-cell>
          <table:table-cell office:value-type="string">
            <text:p>Heff-In value</text:p>
          </table:table-cell>
          <table:table-cell office:value-type="string">
            <text:p>Heff-In error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l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  <table:table table:name="Excess Lifetime Cancer Risk...">
        <table:table-row>
          <table:table-cell office:value-type="string">
            <text:p>Local</text:p>
          </table:table-cell>
          <table:table-cell office:value-type="string">
            <text:p>Time</text:p>
          </table:table-cell>
          <table:table-cell office:value-type="string">
            <text:p>Indoor value</text:p>
          </table:table-cell>
          <table:table-cell office:value-type="string">
            <text:p>Indoor error</text:p>
          </table:table-cell>
          <table:table-cell office:value-type="string">
            <text:p>Accumulated indoor value</text:p>
          </table:table-cell>
          <table:table-cell office:value-type="string">
            <text:p>Accumulated indoor error</text:p>
          </table:table-cell>
          <table:table-cell office:value-type="string">
            <text:p>Outdoor value</text:p>
          </table:table-cell>
          <table:table-cell office:value-type="string">
            <text:p>Outdoor error</text:p>
          </table:table-cell>
          <table:table-cell office:value-type="string">
            <text:p>Accumulated outdoor value</text:p>
          </table:table-cell>
          <table:table-cell office:value-type="string">
            <text:p>Accumulated outdoor error</text:p>
          </table:table-cell>
          <table:table-cell office:value-type="string">
            <text:p>Accumulated total ELCR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  <table:table table:name="External and internal Hazard...">
        <table:table-row>
          <table:table-cell office:value-type="string">
            <text:p>Local</text:p>
          </table:table-cell>
          <table:table-cell office:value-type="string">
            <text:p>Time</text:p>
          </table:table-cell>
          <table:table-cell office:value-type="string">
            <text:p>External HI value</text:p>
          </table:table-cell>
          <table:table-cell office:value-type="string">
            <text:p>External HI error</text:p>
          </table:table-cell>
          <table:table-cell office:value-type="string">
            <text:p>Internal HI value</text:p>
          </table:table-cell>
          <table:table-cell office:value-type="string">
            <text:p>Internal HI error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l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6.4</meta:generator>
  </office:meta>
</office:document-meta>
</file>